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26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4.683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3.976cm"/>
    </style:style>
    <style:style style:name="co6" style:family="table-column">
      <style:table-column-properties fo:break-before="auto" style:column-width="3.131cm"/>
    </style:style>
    <style:style style:name="co7" style:family="table-column">
      <style:table-column-properties fo:break-before="auto" style:column-width="4.738cm"/>
    </style:style>
    <style:style style:name="co8" style:family="table-column">
      <style:table-column-properties fo:break-before="auto" style:column-width="5.909cm"/>
    </style:style>
    <style:style style:name="co9" style:family="table-column">
      <style:table-column-properties fo:break-before="auto" style:column-width="4.519cm"/>
    </style:style>
    <style:style style:name="co10" style:family="table-column">
      <style:table-column-properties fo:break-before="auto" style:column-width="2.886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621cm"/>
    </style:style>
    <style:style style:name="co13" style:family="table-column">
      <style:table-column-properties fo:break-before="auto" style:column-width="3.676cm"/>
    </style:style>
    <style:style style:name="co14" style:family="table-column">
      <style:table-column-properties fo:break-before="auto" style:column-width="4.792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09cm"/>
    </style:style>
    <style:style style:name="co17" style:family="table-column">
      <style:table-column-properties fo:break-before="auto" style:column-width="4.057cm"/>
    </style:style>
    <style:style style:name="co18" style:family="table-column">
      <style:table-column-properties fo:break-before="auto" style:column-width="3.838cm"/>
    </style:style>
    <style:style style:name="co19" style:family="table-column">
      <style:table-column-properties fo:break-before="auto" style:column-width="6.754cm"/>
    </style:style>
    <style:style style:name="co20" style:family="table-column">
      <style:table-column-properties fo:break-before="auto" style:column-width="6.616cm"/>
    </style:style>
    <style:style style:name="co21" style:family="table-column">
      <style:table-column-properties fo:break-before="auto" style:column-width="6.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1.5pt solid #000000"/>
    </style:style>
    <style:style style:name="ce2" style:family="table-cell" style:parent-style-name="Default">
      <style:table-cell-properties fo:border="1.5pt solid #000000"/>
    </style:style>
    <style:style style:name="ce3" style:family="table-cell" style:parent-style-name="Default">
      <style:table-cell-properties fo:border="1.25pt solid #000000"/>
    </style:style>
    <style:style style:name="ce4" style:family="table-cell" style:parent-style-name="Default">
      <style:table-cell-properties fo:border="0.99pt solid #000000"/>
    </style:style>
    <style:style style:name="ce5" style:family="table-cell" style:parent-style-name="Default">
      <style:table-cell-properties fo:wrap-option="wrap" fo:border="0.99pt solid #000000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cccc" fo:border="1.25pt solid #000000"/>
    </style:style>
    <style:style style:name="ce7" style:family="table-cell" style:parent-style-name="Default">
      <style:table-cell-properties fo:border-bottom="0.51pt solid #000000" fo:background-color="#e6e905" fo:border-left="0.74pt solid #000000" fo:border-right="0.51pt solid #000000" fo:border-top="0.74pt solid #000000"/>
    </style:style>
    <style:style style:name="ce8" style:family="table-cell" style:parent-style-name="Default">
      <style:table-cell-properties fo:border-bottom="0.51pt solid #000000" fo:background-color="#e6e905" fo:border-left="0.74pt solid #000000" fo:border-right="0.51pt solid #000000" fo:border-top="0.51pt solid #000000"/>
    </style:style>
    <style:style style:name="ce9" style:family="table-cell" style:parent-style-name="Default">
      <style:table-cell-properties fo:border-bottom="0.74pt solid #000000" fo:background-color="#e6e905" fo:border-left="0.74pt solid #000000" fo:border-right="0.51pt solid #000000" fo:border-top="0.51pt solid #000000"/>
    </style:style>
    <style:style style:name="ce28" style:family="table-cell" style:parent-style-name="Default" style:data-style-name="N111"/>
    <style:style style:name="ce10" style:family="table-cell" style:parent-style-name="Default">
      <style:table-cell-properties fo:border-bottom="0.51pt solid #000000" fo:background-color="#bbe33d" fo:border-left="0.51pt solid #000000" fo:border-right="0.51pt solid #000000" fo:border-top="0.74pt solid #000000"/>
    </style:style>
    <style:style style:name="ce11" style:family="table-cell" style:parent-style-name="Default">
      <style:table-cell-properties fo:background-color="#bbe33d" fo:border="0.51pt solid #000000"/>
    </style:style>
    <style:style style:name="ce12" style:family="table-cell" style:parent-style-name="Default">
      <style:table-cell-properties fo:border-bottom="0.74pt solid #000000" fo:background-color="#bbe33d" fo:border-left="0.51pt solid #000000" fo:border-right="0.51pt solid #000000" fo:border-top="0.51pt solid #000000"/>
    </style:style>
    <style:style style:name="ce32" style:family="table-cell" style:parent-style-name="Default" style:data-style-name="N114"/>
    <style:style style:name="ce33" style:family="table-cell" style:parent-style-name="Default" style:data-style-name="N112"/>
    <style:style style:name="ce13" style:family="table-cell" style:parent-style-name="Default">
      <style:table-cell-properties fo:border-bottom="0.51pt solid #000000" fo:background-color="#e6e905" fo:border-left="0.51pt solid #000000" fo:border-right="0.51pt solid #000000" fo:border-top="0.74pt solid #000000"/>
    </style:style>
    <style:style style:name="ce14" style:family="table-cell" style:parent-style-name="Default">
      <style:table-cell-properties fo:background-color="#e6e905" fo:border="0.51pt solid #000000"/>
    </style:style>
    <style:style style:name="ce15" style:family="table-cell" style:parent-style-name="Default">
      <style:table-cell-properties fo:border-bottom="0.74pt solid #000000" fo:background-color="#e6e905" fo:border-left="0.51pt solid #000000" fo:border-right="0.51pt solid #000000" fo:border-top="0.51pt solid #000000"/>
    </style:style>
    <style:style style:name="ce16" style:family="table-cell" style:parent-style-name="Default">
      <style:table-cell-properties fo:border-bottom="0.51pt solid #000000" fo:background-color="#e6e905" fo:border-left="0.51pt solid #000000" fo:border-right="0.74pt solid #000000" fo:border-top="0.74pt solid #000000"/>
    </style:style>
    <style:style style:name="ce38" style:family="table-cell" style:parent-style-name="Default">
      <style:table-cell-properties fo:background-color="#bbe33d" fo:border="0.74pt solid #000000"/>
    </style:style>
    <style:style style:name="ce39" style:family="table-cell" style:parent-style-name="Default">
      <style:table-cell-properties fo:background-color="#e6e905" fo:border="0.74pt solid #000000"/>
    </style:style>
    <style:style style:name="ce40" style:family="table-cell" style:parent-style-name="Default" style:data-style-name="N113"/>
    <style:style style:name="ce41" style:family="table-cell" style:parent-style-name="Default" style:data-style-name="N11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uidMechanics" table:style-name="ta1">
        <table:shapes>
          <draw:frame draw:z-index="0" draw:style-name="gr1" draw:text-style-name="P1" svg:width="15.991cm" svg:height="9.005cm" svg:x="6.458cm" svg:y="14.901cm">
            <draw:object draw:notify-on-update-of-ranges="FluidMechanics.C19:FluidMechanics.C19 FluidMechanics.C20:FluidMechanics.C29 FluidMechanics.D19:FluidMechanics.D19 FluidMechanics.D20:FluidMechanics.D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1cm" svg:height="9.005cm" svg:x="25.142cm" svg:y="14.955cm">
            <draw:object draw:notify-on-update-of-ranges="FluidMechanics.F19:FluidMechanics.F19 FluidMechanics.F20:FluidMechanics.F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Fluid Mechanics calculator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easurements </text:p>
          </table:table-cell>
          <table:table-cell office:value-type="string" calcext:value-type="string">
            <text:p>Aperture diameter (m)</text:p>
          </table:table-cell>
          <table:table-cell office:value-type="string" calcext:value-type="string">
            <text:p>Emptying time (s)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15" calcext:value-type="float">
            <text:p>0.0015</text:p>
          </table:table-cell>
          <table:table-cell office:value-type="float" office:value="1650" calcext:value-type="float">
            <text:p>165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3" calcext:value-type="float">
            <text:p>0.003</text:p>
          </table:table-cell>
          <table:table-cell office:value-type="float" office:value="340" calcext:value-type="float">
            <text:p>3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office:value-type="float" office:value="65" calcext:value-type="float">
            <text:p>65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2" office:value-type="string" calcext:value-type="string">
            <text:p>Calculate emptying ti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a xlink:href="https://www.engineeringtoolbox.com/flow-liquid-water-tank-d_1753.html" xlink:type="simple">https://www.engineeringtoolbox.com/flow-liquid-water-tank-d_1753.html</text:a>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Constants:</text:p>
          </table:table-cell>
          <table:table-cell table:style-name="ce3" office:value-type="string" calcext:value-type="string">
            <text:p>Height of tank fluid (m)</text:p>
          </table:table-cell>
          <table:table-cell table:style-name="ce3" office:value-type="string" calcext:value-type="string">
            <text:p>Aperture diameter (m)</text:p>
          </table:table-cell>
          <table:table-cell table:style-name="ce3" office:value-type="string" calcext:value-type="string">
            <text:p>Area of aperture (m2)</text:p>
          </table:table-cell>
          <table:table-cell table:style-name="ce3" office:value-type="string" calcext:value-type="string">
            <text:p>Outlet velocity (m/s)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Gravitational Acceleration (m/s2)</text:p>
          </table:table-cell>
          <table:table-cell office:value-type="float" office:value="2.3" calcext:value-type="float">
            <text:p>2.3</text:p>
          </table:table-cell>
          <table:table-cell office:value-type="float" office:value="0.006" calcext:value-type="float">
            <text:p>0.006</text:p>
          </table:table-cell>
          <table:table-cell table:style-name="ce33" table:formula="of:=POWER([.C13]/2; 2)*[.A20]" office:value-type="float" office:value="0.0000282743338823081" calcext:value-type="float">
            <text:p>0.00002827</text:p>
          </table:table-cell>
          <table:table-cell table:formula="of:=[.A16]*POWER(2*[.A14]*[.B13]; 0.5)" office:value-type="float" office:value="6.51606118755802" calcext:value-type="float">
            <text:p>6.51606118755802</text:p>
          </table:table-cell>
          <table:table-cell table:number-columns-repeated="9"/>
        </table:table-row>
        <table:table-row table:style-name="ro1">
          <table:table-cell table:style-name="ce4" office:value-type="float" office:value="9.81" calcext:value-type="float">
            <text:p>9.81</text:p>
          </table:table-cell>
          <table:table-cell table:number-columns-repeated="2"/>
          <table:table-cell table:style-name="ce3" office:value-type="string" calcext:value-type="string">
            <text:p>Discharge Coeff</text:p>
          </table:table-cell>
          <table:table-cell table:style-name="ce3" office:value-type="string" calcext:value-type="string">
            <text:p>Volume flow (l/min)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Velocity Coefficient (water)</text:p>
          </table:table-cell>
          <table:table-cell table:number-columns-repeated="2"/>
          <table:table-cell table:formula="of:=[.A16]*[.A22]" office:value-type="float" office:value="0.6014" calcext:value-type="float">
            <text:p>0.6014</text:p>
          </table:table-cell>
          <table:table-cell table:formula="of:=[.D15]*[.D13]*POWER(2*[.A14]*[.B13]; 0.5)*1000*60" office:value-type="float" office:value="6.8536271736618" calcext:value-type="float">
            <text:p>6.8536271736618</text:p>
          </table:table-cell>
          <table:table-cell table:number-columns-repeated="9"/>
        </table:table-row>
        <table:table-row table:style-name="ro1">
          <table:table-cell table:style-name="ce4" office:value-type="float" office:value="0.97" calcext:value-type="float">
            <text:p>0.97</text:p>
          </table:table-cell>
          <table:table-cell table:number-columns-repeated="2"/>
          <table:table-cell table:style-name="ce3" office:value-type="string" calcext:value-type="string">
            <text:p>Perimeter (m)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Tank fluid volume (liters)</text:p>
          </table:table-cell>
          <table:table-cell table:number-columns-repeated="2"/>
          <table:table-cell table:formula="of:=[.C13]*[.A20]" office:value-type="float" office:value="0.0188495559215388" calcext:value-type="float">
            <text:p>0.018849555921539</text:p>
          </table:table-cell>
          <table:table-cell table:number-columns-repeated="10"/>
        </table:table-row>
        <table:table-row table:style-name="ro1">
          <table:table-cell table:style-name="ce4" office:value-type="float" office:value="1.3" calcext:value-type="float">
            <text:p>1.3</text:p>
          </table:table-cell>
          <table:table-cell table:style-name="ce3" office:value-type="string" calcext:value-type="string">
            <text:p>Result (10 segment)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Pi</text:p>
          </table:table-cell>
          <table:table-cell table:style-name="ce6" office:value-type="string" calcext:value-type="string">
            <text:p>Segment</text:p>
          </table:table-cell>
          <table:table-cell table:style-name="ce6" office:value-type="string" calcext:value-type="string">
            <text:p>Height (m)</text:p>
          </table:table-cell>
          <table:table-cell table:style-name="ce6" office:value-type="string" calcext:value-type="string">
            <text:p>Volume Flow (l/min)</text:p>
          </table:table-cell>
          <table:table-cell table:style-name="ce6" office:value-type="string" calcext:value-type="string">
            <text:p>Volume in segment(m3)</text:p>
          </table:table-cell>
          <table:table-cell table:style-name="ce6" office:value-type="string" calcext:value-type="string">
            <text:p>Time to drain (s)</text:p>
          </table:table-cell>
          <table:table-cell table:style-name="ce6" office:value-type="string" calcext:value-type="string">
            <text:p>Hydrostatic pressure (MPa)</text:p>
          </table:table-cell>
          <table:table-cell table:style-name="ce6" office:value-type="string" calcext:value-type="string">
            <text:p>Total flow rate (with n tanks)(l/min)</text:p>
          </table:table-cell>
          <table:table-cell office:value-type="string" calcext:value-type="string">
            <text:p>Head loss (m)</text:p>
          </table:table-cell>
          <table:table-cell office:value-type="string" calcext:value-type="string">
            <text:p>Total head (m)</text:p>
          </table:table-cell>
          <table:table-cell office:value-type="string" calcext:value-type="string">
            <text:p>Volume (m3)</text:p>
          </table:table-cell>
          <table:table-cell office:value-type="string" calcext:value-type="string">
            <text:p>Outlet velocity (m/s)</text:p>
          </table:table-cell>
          <table:table-cell office:value-type="string" calcext:value-type="string">
            <text:p>Pressure loss (Mpa)</text:p>
          </table:table-cell>
          <table:table-cell office:value-type="string" calcext:value-type="string">
            <text:p>Resistance</text:p>
          </table:table-cell>
        </table:table-row>
        <table:table-row table:style-name="ro1">
          <table:table-cell table:style-name="ce5" table:formula="of:=PI()" office:value-type="float" office:value="3.14159265358979" calcext:value-type="float">
            <text:p>3.14159265358979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([.B13] + 0.5* [.B13]/[.A26]) - [.B20]*([.B13]/[.A26])" office:value-type="float" office:value="2.185" calcext:value-type="float">
            <text:p>2.185</text:p>
          </table:table-cell>
          <table:table-cell table:style-name="ce13" table:formula="of:=[.D15]*[.D13]*POWER(2*[.A14]*[.C20]; 0.5)*1000*60" office:value-type="float" office:value="6.68008945776759" calcext:value-type="float">
            <text:p>6.68008945776759</text:p>
          </table:table-cell>
          <table:table-cell table:style-name="ce10" table:formula="of:=[.A18]*0.001/[.A26]" office:value-type="float" office:value="0.00013" calcext:value-type="float">
            <text:p>0.00013</text:p>
          </table:table-cell>
          <table:table-cell table:style-name="ce16" table:formula="of:=[.E20]/([.D20]/60000)" office:value-type="float" office:value="1.16764903364134" calcext:value-type="float">
            <text:p>1.16764903364134</text:p>
          </table:table-cell>
          <table:table-cell table:style-name="ce38" table:formula="of:=([.$A28]*[.$A14]*[.$C20]+[.$A30]*100)/1000000 - [.M20]" office:value-type="float" office:value="0.122752006427521" calcext:value-type="float">
            <text:p>0.122752006427521</text:p>
          </table:table-cell>
          <table:table-cell table:style-name="ce39" table:formula="of:=[.A32]*[.D20]" office:value-type="float" office:value="26.7203578310704" calcext:value-type="float">
            <text:p>26.7203578310704</text:p>
          </table:table-cell>
          <table:table-cell table:formula="of:=(10.67*[.A61]*POWER(([.D20]/1000000)/[.A63];1.852))/POWER([.C13]; 4.87)" office:value-type="float" office:value="0.0342746945916359" calcext:value-type="float">
            <text:p>0.034274694591636</text:p>
          </table:table-cell>
          <table:table-cell table:formula="of:=[.A59]+[.C20]-[.C59]" office:value-type="float" office:value="4.1490580583204" calcext:value-type="float">
            <text:p>4.1490580583204</text:p>
          </table:table-cell>
          <table:table-cell table:formula="of:=([.A18]*0.001 + 0.5* [.A18]*0.001/[.A26]) - [.B20]*([.A18]*0.001/[.A26])" office:value-type="float" office:value="0.001235" calcext:value-type="float">
            <text:p>0.001235</text:p>
          </table:table-cell>
          <table:table-cell table:formula="of:=[.A16]*POWER(2*[.A14]*[.C20]; 0.5)" office:value-type="float" office:value="6.35107083333197" calcext:value-type="float">
            <text:p>6.35107083333197</text:p>
          </table:table-cell>
          <table:table-cell table:style-name="ce41" table:formula="of:=[.L20]*[.K20]/1000" office:value-type="float" office:value="0.00000784357247916498" calcext:value-type="float">
            <text:p>0.000007844</text:p>
          </table:table-cell>
          <table:table-cell/>
        </table:table-row>
        <table:table-row table:style-name="ro1">
          <table:table-cell table:style-name="ce4" office:value-type="string" calcext:value-type="string">
            <text:p>Contraction Coefficient (sharp edge)</text:p>
          </table:table-cell>
          <table:table-cell table:style-name="ce8" office:value-type="float" office:value="2" calcext:value-type="float">
            <text:p>2</text:p>
          </table:table-cell>
          <table:table-cell table:style-name="ce11" table:formula="of:=([.B13] + 0.5* [.B13]/[.A26]) - [.B21]*([.B13]/[.A26])" office:value-type="float" office:value="1.955" calcext:value-type="float">
            <text:p>1.955</text:p>
          </table:table-cell>
          <table:table-cell table:style-name="ce14" table:formula="of:=[.D15]*[.D13]*POWER(2*[.A14]*[.C21]; 0.5)*1000*60" office:value-type="float" office:value="6.31873204212856" calcext:value-type="float">
            <text:p>6.31873204212856</text:p>
          </table:table-cell>
          <table:table-cell table:style-name="ce11" table:formula="of:=[.A18]*0.001/[.A26]" office:value-type="float" office:value="0.00013" calcext:value-type="float">
            <text:p>0.00013</text:p>
          </table:table-cell>
          <table:table-cell table:style-name="ce16" table:formula="of:=[.E21]/([.D21]/60000)" office:value-type="float" office:value="1.23442487321752" calcext:value-type="float">
            <text:p>1.23442487321752</text:p>
          </table:table-cell>
          <table:table-cell table:style-name="ce38" table:formula="of:=([.$A28]*[.$A14]*[.$C21]+[.$A30]*100)/1000000 - [.M21]" office:value-type="float" office:value="0.120496911699704" calcext:value-type="float">
            <text:p>0.120496911699704</text:p>
          </table:table-cell>
          <table:table-cell table:style-name="ce39" table:formula="of:=[.A32]*[.D21]" office:value-type="float" office:value="25.2749281685142" calcext:value-type="float">
            <text:p>25.2749281685142</text:p>
          </table:table-cell>
          <table:table-cell table:formula="of:=(10.67*[.A61]*POWER(([.D21]/1000000)/[.A63];1.852))/POWER([.C13]; 4.87)" office:value-type="float" office:value="0.0309202830135671" calcext:value-type="float">
            <text:p>0.030920283013567</text:p>
          </table:table-cell>
          <table:table-cell table:formula="of:=[.A59]+[.C21]-[.C59]" office:value-type="float" office:value="3.9190580583204" calcext:value-type="float">
            <text:p>3.9190580583204</text:p>
          </table:table-cell>
          <table:table-cell table:formula="of:=([.A18]*0.001 + 0.5* [.A18]*0.001/[.A26]) - [.B21]*([.A18]*0.001/[.A26])" office:value-type="float" office:value="0.001105" calcext:value-type="float">
            <text:p>0.001105</text:p>
          </table:table-cell>
          <table:table-cell table:formula="of:=[.A16]*POWER(2*[.A14]*[.C21]; 0.5)" office:value-type="float" office:value="6.00751158051318" calcext:value-type="float">
            <text:p>6.00751158051318</text:p>
          </table:table-cell>
          <table:table-cell table:style-name="ce41" table:formula="of:=[.L21]*[.K21]/1000" office:value-type="float" office:value="0.00000663830029646707" calcext:value-type="float">
            <text:p>0.000006638</text:p>
          </table:table-cell>
          <table:table-cell/>
        </table:table-row>
        <table:table-row table:style-name="ro1">
          <table:table-cell table:style-name="ce4" office:value-type="float" office:value="0.62" calcext:value-type="float">
            <text:p>0.62</text:p>
          </table:table-cell>
          <table:table-cell table:style-name="ce8" office:value-type="float" office:value="3" calcext:value-type="float">
            <text:p>3</text:p>
          </table:table-cell>
          <table:table-cell table:style-name="ce11" table:formula="of:=([.B13] + 0.5* [.B13]/[.A26]) - [.B22]*([.B13]/[.A26])" office:value-type="float" office:value="1.725" calcext:value-type="float">
            <text:p>1.725</text:p>
          </table:table-cell>
          <table:table-cell table:style-name="ce14" table:formula="of:=[.D15]*[.D13]*POWER(2*[.A14]*[.C22]; 0.5)*1000*60" office:value-type="float" office:value="5.93541524045846" calcext:value-type="float">
            <text:p>5.93541524045846</text:p>
          </table:table-cell>
          <table:table-cell table:style-name="ce11" table:formula="of:=[.A18]*0.001/[.A26]" office:value-type="float" office:value="0.00013" calcext:value-type="float">
            <text:p>0.00013</text:p>
          </table:table-cell>
          <table:table-cell table:style-name="ce16" table:formula="of:=[.E22]/([.D22]/60000)" office:value-type="float" office:value="1.31414562991847" calcext:value-type="float">
            <text:p>1.31414562991847</text:p>
          </table:table-cell>
          <table:table-cell table:style-name="ce38" table:formula="of:=([.$A28]*[.$A14]*[.$C22]+[.$A30]*100)/1000000 - [.M22]" office:value-type="float" office:value="0.118241748002342" calcext:value-type="float">
            <text:p>0.118241748002342</text:p>
          </table:table-cell>
          <table:table-cell table:style-name="ce39" table:formula="of:=[.A32]*[.D22]" office:value-type="float" office:value="23.7416609618339" calcext:value-type="float">
            <text:p>23.7416609618339</text:p>
          </table:table-cell>
          <table:table-cell table:formula="of:=(10.67*[.A61]*POWER(([.D22]/1000000)/[.A63];1.852))/POWER([.C13]; 4.87)" office:value-type="float" office:value="0.0275364699588166" calcext:value-type="float">
            <text:p>0.027536469958817</text:p>
          </table:table-cell>
          <table:table-cell table:formula="of:=[.A59]+[.C22]-[.C59]" office:value-type="float" office:value="3.6890580583204" calcext:value-type="float">
            <text:p>3.6890580583204</text:p>
          </table:table-cell>
          <table:table-cell table:formula="of:=([.A18]*0.001 + 0.5* [.A18]*0.001/[.A26]) - [.B22]*([.A18]*0.001/[.A26])" office:value-type="float" office:value="0.000975" calcext:value-type="float">
            <text:p>0.000975</text:p>
          </table:table-cell>
          <table:table-cell table:formula="of:=[.A16]*POWER(2*[.A14]*[.C22]; 0.5)" office:value-type="float" office:value="5.64307452103904" calcext:value-type="float">
            <text:p>5.64307452103904</text:p>
          </table:table-cell>
          <table:table-cell table:style-name="ce41" table:formula="of:=[.L22]*[.K22]/1000" office:value-type="float" office:value="0.00000550199765801307" calcext:value-type="float">
            <text:p>0.000005502</text:p>
          </table:table-cell>
          <table:table-cell/>
        </table:table-row>
        <table:table-row table:style-name="ro1">
          <table:table-cell table:style-name="ce4" office:value-type="string" calcext:value-type="string">
            <text:p>Contraction Coefficient (smooth edge)</text:p>
          </table:table-cell>
          <table:table-cell table:style-name="ce8" office:value-type="float" office:value="4" calcext:value-type="float">
            <text:p>4</text:p>
          </table:table-cell>
          <table:table-cell table:style-name="ce11" table:formula="of:=([.B13] + 0.5* [.B13]/[.A26]) - [.B23]*([.B13]/[.A26])" office:value-type="float" office:value="1.495" calcext:value-type="float">
            <text:p>1.495</text:p>
          </table:table-cell>
          <table:table-cell table:style-name="ce14" table:formula="of:=[.D15]*[.D13]*POWER(2*[.A14]*[.C23]; 0.5)*1000*60" office:value-type="float" office:value="5.52557087848044" calcext:value-type="float">
            <text:p>5.52557087848044</text:p>
          </table:table-cell>
          <table:table-cell table:style-name="ce11" table:formula="of:=[.A18]*0.001/[.A26]" office:value-type="float" office:value="0.00013" calcext:value-type="float">
            <text:p>0.00013</text:p>
          </table:table-cell>
          <table:table-cell table:style-name="ce16" table:formula="of:=[.E23]/([.D23]/60000)" office:value-type="float" office:value="1.41161884835781" calcext:value-type="float">
            <text:p>1.41161884835781</text:p>
          </table:table-cell>
          <table:table-cell table:style-name="ce38" table:formula="of:=([.$A28]*[.$A14]*[.$C23]+[.$A30]*100)/1000000 - [.M23]" office:value-type="float" office:value="0.115986510863075" calcext:value-type="float">
            <text:p>0.115986510863075</text:p>
          </table:table-cell>
          <table:table-cell table:style-name="ce39" table:formula="of:=[.A32]*[.D23]" office:value-type="float" office:value="22.1022835139218" calcext:value-type="float">
            <text:p>22.1022835139218</text:p>
          </table:table-cell>
          <table:table-cell table:formula="of:=(10.67*[.A61]*POWER(([.D23]/1000000)/[.A63];1.852))/POWER([.C13]; 4.87)" office:value-type="float" office:value="0.0241190003268545" calcext:value-type="float">
            <text:p>0.024119000326855</text:p>
          </table:table-cell>
          <table:table-cell table:formula="of:=[.A59]+[.C23]-[.C59]" office:value-type="float" office:value="3.4590580583204" calcext:value-type="float">
            <text:p>3.4590580583204</text:p>
          </table:table-cell>
          <table:table-cell table:formula="of:=([.A18]*0.001 + 0.5* [.A18]*0.001/[.A26]) - [.B23]*([.A18]*0.001/[.A26])" office:value-type="float" office:value="0.000845" calcext:value-type="float">
            <text:p>0.000845</text:p>
          </table:table-cell>
          <table:table-cell table:formula="of:=[.A16]*POWER(2*[.A14]*[.C23]; 0.5)" office:value-type="float" office:value="5.25341647977771" calcext:value-type="float">
            <text:p>5.25341647977771</text:p>
          </table:table-cell>
          <table:table-cell table:style-name="ce41" table:formula="of:=[.L23]*[.K23]/1000" office:value-type="float" office:value="0.00000443913692541216" calcext:value-type="float">
            <text:p>0.000004439</text:p>
          </table:table-cell>
          <table:table-cell/>
        </table:table-row>
        <table:table-row table:style-name="ro1">
          <table:table-cell table:style-name="ce4" office:value-type="float" office:value="0.97" calcext:value-type="float">
            <text:p>0.97</text:p>
          </table:table-cell>
          <table:table-cell table:style-name="ce8" office:value-type="float" office:value="5" calcext:value-type="float">
            <text:p>5</text:p>
          </table:table-cell>
          <table:table-cell table:style-name="ce11" table:formula="of:=([.B13] + 0.5* [.B13]/[.A26]) - [.B24]*([.B13]/[.A26])" office:value-type="float" office:value="1.265" calcext:value-type="float">
            <text:p>1.265</text:p>
          </table:table-cell>
          <table:table-cell table:style-name="ce14" table:formula="of:=[.D15]*[.D13]*POWER(2*[.A14]*[.C24]; 0.5)*1000*60" office:value-type="float" office:value="5.08278594764284" calcext:value-type="float">
            <text:p>5.08278594764284</text:p>
          </table:table-cell>
          <table:table-cell table:style-name="ce11" table:formula="of:=[.A18]*0.001/[.A26]" office:value-type="float" office:value="0.00013" calcext:value-type="float">
            <text:p>0.00013</text:p>
          </table:table-cell>
          <table:table-cell table:style-name="ce16" table:formula="of:=[.E24]/([.D24]/60000)" office:value-type="float" office:value="1.53459147804902" calcext:value-type="float">
            <text:p>1.53459147804902</text:p>
          </table:table-cell>
          <table:table-cell table:style-name="ce38" table:formula="of:=([.$A28]*[.$A14]*[.$C24]+[.$A30]*100)/1000000 - [.M24]" office:value-type="float" office:value="0.113731194805177" calcext:value-type="float">
            <text:p>0.113731194805177</text:p>
          </table:table-cell>
          <table:table-cell table:style-name="ce39" table:formula="of:=[.A32]*[.D24]" office:value-type="float" office:value="20.3311437905714" calcext:value-type="float">
            <text:p>20.3311437905714</text:p>
          </table:table-cell>
          <table:table-cell table:formula="of:=(10.67*[.A61]*POWER(([.D24]/1000000)/[.A63];1.852))/POWER([.C13]; 4.87)" office:value-type="float" office:value="0.0206622392333787" calcext:value-type="float">
            <text:p>0.020662239233379</text:p>
          </table:table-cell>
          <table:table-cell table:formula="of:=[.A59]+[.C24]-[.C59]" office:value-type="float" office:value="3.2290580583204" calcext:value-type="float">
            <text:p>3.2290580583204</text:p>
          </table:table-cell>
          <table:table-cell table:formula="of:=([.A18]*0.001 + 0.5* [.A18]*0.001/[.A26]) - [.B24]*([.A18]*0.001/[.A26])" office:value-type="float" office:value="0.000715" calcext:value-type="float">
            <text:p>0.000715</text:p>
          </table:table-cell>
          <table:table-cell table:formula="of:=[.A16]*POWER(2*[.A14]*[.C24]; 0.5)" office:value-type="float" office:value="4.83244031209905" calcext:value-type="float">
            <text:p>4.83244031209905</text:p>
          </table:table-cell>
          <table:table-cell table:style-name="ce41" table:formula="of:=[.L24]*[.K24]/1000" office:value-type="float" office:value="0.00000345519482315082" calcext:value-type="float">
            <text:p>0.000003455</text:p>
          </table:table-cell>
          <table:table-cell/>
        </table:table-row>
        <table:table-row table:style-name="ro1">
          <table:table-cell table:style-name="ce4" office:value-type="string" calcext:value-type="string">
            <text:p>Segments</text:p>
          </table:table-cell>
          <table:table-cell table:style-name="ce8" office:value-type="float" office:value="6" calcext:value-type="float">
            <text:p>6</text:p>
          </table:table-cell>
          <table:table-cell table:style-name="ce11" table:formula="of:=([.B13] + 0.5* [.B13]/[.A26]) - [.B25]*([.B13]/[.A26])" office:value-type="float" office:value="1.035" calcext:value-type="float">
            <text:p>1.035</text:p>
          </table:table-cell>
          <table:table-cell table:style-name="ce14" table:formula="of:=[.D15]*[.D13]*POWER(2*[.A14]*[.C25]; 0.5)*1000*60" office:value-type="float" office:value="4.59755287582427" calcext:value-type="float">
            <text:p>4.59755287582427</text:p>
          </table:table-cell>
          <table:table-cell table:style-name="ce11" table:formula="of:=[.A18]*0.001/[.A26]" office:value-type="float" office:value="0.00013" calcext:value-type="float">
            <text:p>0.00013</text:p>
          </table:table-cell>
          <table:table-cell table:style-name="ce16" table:formula="of:=[.E25]/([.D25]/60000)" office:value-type="float" office:value="1.69655471305517" calcext:value-type="float">
            <text:p>1.69655471305517</text:p>
          </table:table-cell>
          <table:table-cell table:style-name="ce38" table:formula="of:=([.$A28]*[.$A14]*[.$C25]+[.$A30]*100)/1000000 - [.M25]" office:value-type="float" office:value="0.111475792902564" calcext:value-type="float">
            <text:p>0.111475792902564</text:p>
          </table:table-cell>
          <table:table-cell table:style-name="ce39" table:formula="of:=[.A32]*[.D25]" office:value-type="float" office:value="18.3902115032971" calcext:value-type="float">
            <text:p>18.3902115032971</text:p>
          </table:table-cell>
          <table:table-cell table:formula="of:=(10.67*[.A61]*POWER(([.D25]/1000000)/[.A63];1.852))/POWER([.C13]; 4.87)" office:value-type="float" office:value="0.0171583816262109" calcext:value-type="float">
            <text:p>0.017158381626211</text:p>
          </table:table-cell>
          <table:table-cell table:formula="of:=[.A59]+[.C25]-[.C59]" office:value-type="float" office:value="2.9990580583204" calcext:value-type="float">
            <text:p>2.9990580583204</text:p>
          </table:table-cell>
          <table:table-cell table:formula="of:=([.A18]*0.001 + 0.5* [.A18]*0.001/[.A26]) - [.B25]*([.A18]*0.001/[.A26])" office:value-type="float" office:value="0.000585" calcext:value-type="float">
            <text:p>0.000585</text:p>
          </table:table-cell>
          <table:table-cell table:formula="of:=[.A16]*POWER(2*[.A14]*[.C25]; 0.5)" office:value-type="float" office:value="4.37110672827832" calcext:value-type="float">
            <text:p>4.37110672827832</text:p>
          </table:table-cell>
          <table:table-cell table:style-name="ce41" table:formula="of:=[.L25]*[.K25]/1000" office:value-type="float" office:value="0.00000255709743604282" calcext:value-type="float">
            <text:p>0.000002557</text:p>
          </table:table-cell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11" table:formula="of:=([.B13] + 0.5* [.B13]/[.A26]) - [.B26]*([.B13]/[.A26])" office:value-type="float" office:value="0.805" calcext:value-type="float">
            <text:p>0.805</text:p>
          </table:table-cell>
          <table:table-cell table:style-name="ce14" table:formula="of:=[.D15]*[.D13]*POWER(2*[.A14]*[.C26]; 0.5)*1000*60" office:value-type="float" office:value="4.05466051630028" calcext:value-type="float">
            <text:p>4.05466051630028</text:p>
          </table:table-cell>
          <table:table-cell table:style-name="ce11" table:formula="of:=[.A18]*0.001/[.A26]" office:value-type="float" office:value="0.00013" calcext:value-type="float">
            <text:p>0.00013</text:p>
          </table:table-cell>
          <table:table-cell table:style-name="ce16" table:formula="of:=[.E26]/([.D26]/60000)" office:value-type="float" office:value="1.92371222415365" calcext:value-type="float">
            <text:p>1.92371222415365</text:p>
          </table:table-cell>
          <table:table-cell table:style-name="ce38" table:formula="of:=([.$A28]*[.$A14]*[.$C26]+[.$A30]*100)/1000000 - [.M26]" office:value-type="float" office:value="0.109220295996028" calcext:value-type="float">
            <text:p>0.109220295996028</text:p>
          </table:table-cell>
          <table:table-cell table:style-name="ce39" table:formula="of:=[.A32]*[.D26]" office:value-type="float" office:value="16.2186420652011" calcext:value-type="float">
            <text:p>16.2186420652011</text:p>
          </table:table-cell>
          <table:table-cell table:formula="of:=(10.67*[.A61]*POWER(([.D26]/1000000)/[.A63];1.852))/POWER([.C13]; 4.87)" office:value-type="float" office:value="0.0135959182388428" calcext:value-type="float">
            <text:p>0.013595918238843</text:p>
          </table:table-cell>
          <table:table-cell table:formula="of:=[.A59]+[.C26]-[.C59]" office:value-type="float" office:value="2.7690580583204" calcext:value-type="float">
            <text:p>2.7690580583204</text:p>
          </table:table-cell>
          <table:table-cell table:formula="of:=([.A18]*0.001 + 0.5* [.A18]*0.001/[.A26]) - [.B26]*([.A18]*0.001/[.A26])" office:value-type="float" office:value="0.000455" calcext:value-type="float">
            <text:p>0.000455</text:p>
          </table:table-cell>
          <table:table-cell table:formula="of:=[.A16]*POWER(2*[.A14]*[.C26]; 0.5)" office:value-type="float" office:value="3.85495378571521" calcext:value-type="float">
            <text:p>3.85495378571521</text:p>
          </table:table-cell>
          <table:table-cell table:style-name="ce41" table:formula="of:=[.L26]*[.K26]/1000" office:value-type="float" office:value="0.00000175400397250042" calcext:value-type="float">
            <text:p>0.000001754</text:p>
          </table:table-cell>
          <table:table-cell/>
        </table:table-row>
        <table:table-row table:style-name="ro1">
          <table:table-cell table:style-name="ce3" office:value-type="string" calcext:value-type="string">
            <text:p>Fluid density(kg/m3)</text:p>
          </table:table-cell>
          <table:table-cell table:style-name="ce8" office:value-type="float" office:value="8" calcext:value-type="float">
            <text:p>8</text:p>
          </table:table-cell>
          <table:table-cell table:style-name="ce11" table:formula="of:=([.B13] + 0.5* [.B13]/[.A26]) - [.B27]*([.B13]/[.A26])" office:value-type="float" office:value="0.575" calcext:value-type="float">
            <text:p>0.575</text:p>
          </table:table-cell>
          <table:table-cell table:style-name="ce14" table:formula="of:=[.D15]*[.D13]*POWER(2*[.A14]*[.C27]; 0.5)*1000*60" office:value-type="float" office:value="3.4268135868309" calcext:value-type="float">
            <text:p>3.4268135868309</text:p>
          </table:table-cell>
          <table:table-cell table:style-name="ce11" table:formula="of:=[.A18]*0.001/[.A26]" office:value-type="float" office:value="0.00013" calcext:value-type="float">
            <text:p>0.00013</text:p>
          </table:table-cell>
          <table:table-cell table:style-name="ce16" table:formula="of:=[.E27]/([.D27]/60000)" office:value-type="float" office:value="2.2761669995634" calcext:value-type="float">
            <text:p>2.2761669995634</text:p>
          </table:table-cell>
          <table:table-cell table:style-name="ce38" table:formula="of:=([.$A28]*[.$A14]*[.$C27]+[.$A30]*100)/1000000 - [.M27]" office:value-type="float" office:value="0.106964691140057" calcext:value-type="float">
            <text:p>0.106964691140057</text:p>
          </table:table-cell>
          <table:table-cell table:style-name="ce39" table:formula="of:=[.A32]*[.D27]" office:value-type="float" office:value="13.7072543473236" calcext:value-type="float">
            <text:p>13.7072543473236</text:p>
          </table:table-cell>
          <table:table-cell table:formula="of:=(10.67*[.A61]*POWER(([.D27]/1000000)/[.A63];1.852))/POWER([.C13]; 4.87)" office:value-type="float" office:value="0.00995620850651672" calcext:value-type="float">
            <text:p>0.009956208506517</text:p>
          </table:table-cell>
          <table:table-cell table:formula="of:=[.A59]+[.C27]-[.C59]" office:value-type="float" office:value="2.5390580583204" calcext:value-type="float">
            <text:p>2.5390580583204</text:p>
          </table:table-cell>
          <table:table-cell table:formula="of:=([.A18]*0.001 + 0.5* [.A18]*0.001/[.A26]) - [.B27]*([.A18]*0.001/[.A26])" office:value-type="float" office:value="0.000325" calcext:value-type="float">
            <text:p>0.000325</text:p>
          </table:table-cell>
          <table:table-cell table:formula="of:=[.A16]*POWER(2*[.A14]*[.C27]; 0.5)" office:value-type="float" office:value="3.25803059377901" calcext:value-type="float">
            <text:p>3.25803059377901</text:p>
          </table:table-cell>
          <table:table-cell table:style-name="ce41" table:formula="of:=[.L27]*[.K27]/1000" office:value-type="float" office:value="0.00000105885994297818" calcext:value-type="float">
            <text:p>0.000001059</text:p>
          </table:table-cell>
          <table:table-cell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8" office:value-type="float" office:value="9" calcext:value-type="float">
            <text:p>9</text:p>
          </table:table-cell>
          <table:table-cell table:style-name="ce11" table:formula="of:=([.B13] + 0.5* [.B13]/[.A26]) - [.B28]*([.B13]/[.A26])" office:value-type="float" office:value="0.345" calcext:value-type="float">
            <text:p>0.345</text:p>
          </table:table-cell>
          <table:table-cell table:style-name="ce14" table:formula="of:=[.D15]*[.D13]*POWER(2*[.A14]*[.C28]; 0.5)*1000*60" office:value-type="float" office:value="2.65439839047068" calcext:value-type="float">
            <text:p>2.65439839047068</text:p>
          </table:table-cell>
          <table:table-cell table:style-name="ce11" table:formula="of:=[.A18]*0.001/[.A26]" office:value-type="float" office:value="0.00013" calcext:value-type="float">
            <text:p>0.00013</text:p>
          </table:table-cell>
          <table:table-cell table:style-name="ce16" table:formula="of:=[.E28]/([.D28]/60000)" office:value-type="float" office:value="2.93851896083199" calcext:value-type="float">
            <text:p>2.93851896083199</text:p>
          </table:table-cell>
          <table:table-cell table:style-name="ce38" table:formula="of:=([.$A28]*[.$A14]*[.$C28]+[.$A30]*100)/1000000 - [.M28]" office:value-type="float" office:value="0.104708957886369" calcext:value-type="float">
            <text:p>0.104708957886369</text:p>
          </table:table-cell>
          <table:table-cell table:style-name="ce39" table:formula="of:=[.A32]*[.D28]" office:value-type="float" office:value="10.6175935618827" calcext:value-type="float">
            <text:p>10.6175935618827</text:p>
          </table:table-cell>
          <table:table-cell table:formula="of:=(10.67*[.A61]*POWER(([.D28]/1000000)/[.A63];1.852))/POWER([.C13]; 4.87)" office:value-type="float" office:value="0.00620386074759901" calcext:value-type="float">
            <text:p>0.006203860747599</text:p>
          </table:table-cell>
          <table:table-cell table:formula="of:=[.A59]+[.C28]-[.C59]" office:value-type="float" office:value="2.3090580583204" calcext:value-type="float">
            <text:p>2.3090580583204</text:p>
          </table:table-cell>
          <table:table-cell table:formula="of:=([.A18]*0.001 + 0.5* [.A18]*0.001/[.A26]) - [.B28]*([.A18]*0.001/[.A26])" office:value-type="float" office:value="0.000195" calcext:value-type="float">
            <text:p>0.000195</text:p>
          </table:table-cell>
          <table:table-cell table:formula="of:=[.A16]*POWER(2*[.A14]*[.C28]; 0.5)" office:value-type="float" office:value="2.52365964622807" calcext:value-type="float">
            <text:p>2.52365964622807</text:p>
          </table:table-cell>
          <table:table-cell table:style-name="ce41" table:formula="of:=[.L28]*[.K28]/1000" office:value-type="float" office:value="0.000000492113631014474" calcext:value-type="float">
            <text:p>0.000000492</text:p>
          </table:table-cell>
          <table:table-cell/>
        </table:table-row>
        <table:table-row table:style-name="ro1">
          <table:table-cell table:style-name="ce3" office:value-type="string" calcext:value-type="string">
            <text:p>External pressure (hPa)</text:p>
          </table:table-cell>
          <table:table-cell table:style-name="ce9" office:value-type="float" office:value="10" calcext:value-type="float">
            <text:p>10</text:p>
          </table:table-cell>
          <table:table-cell table:style-name="ce12" table:formula="of:=([.B13] + 0.5* [.B13]/[.A26]) - [.B29]*([.B13]/[.A26])" office:value-type="float" office:value="0.115" calcext:value-type="float">
            <text:p>0.115</text:p>
          </table:table-cell>
          <table:table-cell table:style-name="ce15" table:formula="of:=[.D15]*[.D13]*POWER(2*[.A14]*[.C29]; 0.5)*1000*60" office:value-type="float" office:value="1.53251762527476" calcext:value-type="float">
            <text:p>1.53251762527476</text:p>
          </table:table-cell>
          <table:table-cell table:style-name="ce12" table:formula="of:=[.A18]*0.001/[.A26]" office:value-type="float" office:value="0.00013" calcext:value-type="float">
            <text:p>0.00013</text:p>
          </table:table-cell>
          <table:table-cell table:style-name="ce16" table:formula="of:=[.E29]/([.D29]/60000)" office:value-type="float" office:value="5.0896641391655" calcext:value-type="float">
            <text:p>5.0896641391655</text:p>
          </table:table-cell>
          <table:table-cell table:style-name="ce38" table:formula="of:=([.$A28]*[.$A14]*[.$C29]+[.$A30]*100)/1000000 - [.M29]" office:value-type="float" office:value="0.102453055292688" calcext:value-type="float">
            <text:p>0.102453055292688</text:p>
          </table:table-cell>
          <table:table-cell table:style-name="ce39" table:formula="of:=[.A32]*[.D29]" office:value-type="float" office:value="6.13007050109903" calcext:value-type="float">
            <text:p>6.13007050109903</text:p>
          </table:table-cell>
          <table:table-cell table:formula="of:=(10.67*[.A61]*POWER(([.D29]/1000000)/[.A63];1.852))/POWER([.C13]; 4.87)" office:value-type="float" office:value="0.00224309547450595" calcext:value-type="float">
            <text:p>0.002243095474506</text:p>
          </table:table-cell>
          <table:table-cell table:formula="of:=[.A59]+[.C29]-[.C59]" office:value-type="float" office:value="2.0790580583204" calcext:value-type="float">
            <text:p>2.0790580583204</text:p>
          </table:table-cell>
          <table:table-cell table:style-name="ce40" table:formula="of:=([.A18]*0.001 + 0.5* [.A18]*0.001/[.A26]) - [.B29]*([.A18]*0.001/[.A26])" office:value-type="float" office:value="0.000065" calcext:value-type="float">
            <text:p>0.000065</text:p>
          </table:table-cell>
          <table:table-cell table:formula="of:=[.A16]*POWER(2*[.A14]*[.C29]; 0.5)" office:value-type="float" office:value="1.45703557609277" calcext:value-type="float">
            <text:p>1.45703557609277</text:p>
          </table:table-cell>
          <table:table-cell table:style-name="ce41" table:formula="of:=[.L29]*[.K29]/1000" office:value-type="float" office:value="0.0000000947073124460303" calcext:value-type="float">
            <text:p>0.000000095</text:p>
          </table:table-cell>
          <table:table-cell/>
        </table:table-row>
        <table:table-row table:style-name="ro1">
          <table:table-cell table:style-name="ce3" office:value-type="float" office:value="1013.25" calcext:value-type="float">
            <text:p>1013.25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SUM([.E20:.E29])" office:value-type="float" office:value="0.0013" calcext:value-type="float">
            <text:p>0.0013</text:p>
          </table:table-cell>
          <table:table-cell table:formula="of:=SUM([.F20:.F29])" office:value-type="float" office:value="20.5870468999539" calcext:value-type="float">
            <text:p>20.5870468999539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umber of tanks</text:p>
          </table:table-cell>
          <table:table-cell table:number-columns-repeated="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13"/>
        </table:table-row>
        <table:table-row table:style-name="ro1" table:number-rows-repeated="24">
          <table:table-cell table:number-columns-repeated="14"/>
        </table:table-row>
        <table:table-row table:style-name="ro1">
          <table:table-cell office:value-type="string" calcext:value-type="string">
            <text:p><text:a xlink:href="https://www.omnicalculator.com/physics/pipe-flow" xlink:type="simple">https://www.omnicalculator.com/physics/pipe-flow</text:a>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Drop(m)</text:p>
          </table:table-cell>
          <table:table-cell office:value-type="string" calcext:value-type="string">
            <text:p>Flow velocity (m/s)</text:p>
          </table:table-cell>
          <table:table-cell office:value-type="string" calcext:value-type="string">
            <text:p>Head loss (m)</text:p>
          </table:table-cell>
          <table:table-cell office:value-type="string" calcext:value-type="string">
            <text:p>Total head (m)</text:p>
          </table:table-cell>
          <table:table-cell table:number-columns-repeated="1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formula="of:=[.A65]*[.A63]*POWER([.D13]/[.D17]; 0.63)*POWER([.A59]/[.A61]; 0.54)" office:value-type="float" office:value="2.11805114310705" calcext:value-type="float">
            <text:p>2.11805114310705</text:p>
          </table:table-cell>
          <table:table-cell table:style-name="ce32" table:formula="of:=(10.67*[.A61]*POWER(([.E15]/1000000)/[.A63];1.852))/POWER([.C13]; 4.87)" office:value-type="float" office:value="0.0359419416795959" calcext:value-type="float">
            <text:p>0.0359419416796</text:p>
          </table:table-cell>
          <table:table-cell table:formula="of:=[.A59]+[.B13]-[.C59]" office:value-type="float" office:value="4.2640580583204" calcext:value-type="float">
            <text:p>4.2640580583204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Pipe length (m)</text:p>
          </table:table-cell>
          <table:table-cell office:value-type="string" calcext:value-type="string">
            <text:p>Pipe flow (m3/s)</text:p>
          </table:table-cell>
          <table:table-cell office:value-type="string" calcext:value-type="string">
            <text:p>Pressure loss (Mpa)</text:p>
          </table:table-cell>
          <table:table-cell table:number-columns-repeated="1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8" table:formula="of:=[.B59]*[.D13]" office:value-type="float" office:value="0.000059886485200013" calcext:value-type="float">
            <text:p>0.00005988649</text:p>
          </table:table-cell>
          <table:table-cell table:formula="of:=[.A18]*[.B59]/1000" office:value-type="float" office:value="0.00275346648603916" calcext:value-type="float">
            <text:p>0.002753466486039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Pipe roughness coeff</text:p>
          </table:table-cell>
          <table:table-cell office:value-type="string" calcext:value-type="string">
            <text:p>Pipe flow (l/min)</text:p>
          </table:table-cell>
          <table:table-cell table:number-columns-repeated="12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formula="of:=[.B61]*1000*60" office:value-type="float" office:value="3.59318911200078" calcext:value-type="float">
            <text:p>3.59318911200078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SI conversion factor</text:p>
          </table:table-cell>
          <table:table-cell table:number-columns-repeated="13"/>
        </table:table-row>
        <table:table-row table:style-name="ro1">
          <table:table-cell table:style-name="ce3" office:value-type="float" office:value="0.849" calcext:value-type="float">
            <text:p>0.849</text:p>
          </table:table-cell>
          <table:table-cell table:number-columns-repeated="13"/>
        </table:table-row>
      </table:table>
      <table:table table:name="Power Consumption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Electical power consumption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uantity</text:p>
          </table:table-cell>
          <table:table-cell office:value-type="string" calcext:value-type="string">
            <text:p>Operational current (mA)</text:p>
          </table:table-cell>
          <table:table-cell office:value-type="string" calcext:value-type="string">
            <text:p>Operational Voltage (V)</text:p>
          </table:table-cell>
          <table:table-cell office:value-type="string" calcext:value-type="string">
            <text:p>Power(W)</text:p>
          </table:table-cell>
          <table:table-cell office:value-type="string" calcext:value-type="string">
            <text:p>Consumption (mAh)</text:p>
          </table:table-cell>
          <table:table-cell office:value-type="string" calcext:value-type="string">
            <text:p>Consumption (Wh)</text:p>
          </table:table-cell>
        </table:table-row>
        <table:table-row table:style-name="ro1">
          <table:table-cell/>
          <table:table-cell office:value-type="string" calcext:value-type="string">
            <text:p>Dfrduino Uno r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([.D6]*[.E6])/1000" office:value-type="float" office:value="0.225" calcext:value-type="float">
            <text:p>0.225</text:p>
          </table:table-cell>
          <table:table-cell table:formula="of:=[.C6]*[.D6]" office:value-type="float" office:value="45" calcext:value-type="float">
            <text:p>45</text:p>
          </table:table-cell>
          <table:table-cell table:formula="of:=0.001*[.C6]*[.D6]*[.E6]" office:value-type="float" office:value="0.225" calcext:value-type="float">
            <text:p>0.225</text:p>
          </table:table-cell>
        </table:table-row>
        <table:table-row table:style-name="ro1">
          <table:table-cell/>
          <table:table-cell office:value-type="string" calcext:value-type="string">
            <text:p>Flow sensor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([.D7]*[.E7])/1000" office:value-type="float" office:value="0.075" calcext:value-type="float">
            <text:p>0.075</text:p>
          </table:table-cell>
          <table:table-cell table:formula="of:=[.C7]*[.D7]" office:value-type="float" office:value="30" calcext:value-type="float">
            <text:p>30</text:p>
          </table:table-cell>
          <table:table-cell table:formula="of:=0.001*[.C7]*[.D7]*[.E7]" office:value-type="float" office:value="0.15" calcext:value-type="float">
            <text:p>0.15</text:p>
          </table:table-cell>
        </table:table-row>
        <table:table-row table:style-name="ro1">
          <table:table-cell/>
          <table:table-cell office:value-type="string" calcext:value-type="string">
            <text:p>Light sensor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5" calcext:value-type="float">
            <text:p>5</text:p>
          </table:table-cell>
          <table:table-cell table:formula="of:=([.D8]*[.E8])/1000" office:value-type="float" office:value="0.000225" calcext:value-type="float">
            <text:p>0.000225</text:p>
          </table:table-cell>
          <table:table-cell table:formula="of:=[.C8]*[.D8]" office:value-type="float" office:value="0.045" calcext:value-type="float">
            <text:p>0.045</text:p>
          </table:table-cell>
          <table:table-cell table:formula="of:=0.001*[.C8]*[.D8]*[.E8]" office:value-type="float" office:value="0.000225" calcext:value-type="float">
            <text:p>0.000225</text:p>
          </table:table-cell>
        </table:table-row>
        <table:table-row table:style-name="ro1">
          <table:table-cell/>
          <table:table-cell office:value-type="string" calcext:value-type="string">
            <text:p>Level sensor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 table:formula="of:=([.D9]*[.E9])/1000" office:value-type="float" office:value="0.014" calcext:value-type="float">
            <text:p>0.014</text:p>
          </table:table-cell>
          <table:table-cell table:formula="of:=[.C9]*[.D9]" office:value-type="float" office:value="5.6" calcext:value-type="float">
            <text:p>5.6</text:p>
          </table:table-cell>
          <table:table-cell table:formula="of:=0.001*[.C9]*[.D9]*[.E9]" office:value-type="float" office:value="0.028" calcext:value-type="float">
            <text:p>0.028</text:p>
          </table:table-cell>
        </table:table-row>
        <table:table-row table:style-name="ro1">
          <table:table-cell/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  <table:table-cell table:formula="of:=([.B31]*[.C31]+[.B32]*[.C32]+[.B33]*[.C33]+[.B34]*[.C34])/(2*3600)" office:value-type="float" office:value="5.69166666666667" calcext:value-type="float">
            <text:p>5.69166666666667</text:p>
          </table:table-cell>
          <table:table-cell office:value-type="float" office:value="3.3" calcext:value-type="float">
            <text:p>3.3</text:p>
          </table:table-cell>
          <table:table-cell table:formula="of:=([.D10]*[.E10])/1000" office:value-type="float" office:value="0.0187825" calcext:value-type="float">
            <text:p>0.0187825</text:p>
          </table:table-cell>
          <table:table-cell table:formula="of:=[.C10]*[.D10]" office:value-type="float" office:value="5.69166666666667" calcext:value-type="float">
            <text:p>5.69166666666667</text:p>
          </table:table-cell>
          <table:table-cell table:formula="of:=0.001*[.C10]*[.D10]*[.E10]" office:value-type="float" office:value="0.0187825" calcext:value-type="float">
            <text:p>0.0187825</text:p>
          </table:table-cell>
        </table:table-row>
        <table:table-row table:style-name="ro1">
          <table:table-cell/>
          <table:table-cell office:value-type="string" calcext:value-type="string">
            <text:p>Valv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.5" calcext:value-type="float">
            <text:p>4.5</text:p>
          </table:table-cell>
          <table:table-cell table:formula="of:=([.D11]*[.E11])/1000" office:value-type="float" office:value="0.09" calcext:value-type="float">
            <text:p>0.09</text:p>
          </table:table-cell>
          <table:table-cell table:formula="of:=[.C11]*[.D11]" office:value-type="float" office:value="20" calcext:value-type="float">
            <text:p>20</text:p>
          </table:table-cell>
          <table:table-cell table:formula="of:=0.001*[.C11]*[.D11]*[.E11]" office:value-type="float" office:value="0.09" calcext:value-type="float">
            <text:p>0.09</text:p>
          </table:table-cell>
        </table:table-row>
        <table:table-row table:style-name="ro1">
          <table:table-cell/>
          <table:table-cell office:value-type="string" calcext:value-type="string">
            <text:p>Pump</text:p>
          </table:table-cell>
          <table:table-cell office:value-type="float" office:value="1" calcext:value-type="float">
            <text:p>1</text:p>
          </table:table-cell>
          <table:table-cell table:formula="of:=[.B39]*[.C39]+[.B40]*[.C40]" office:value-type="float" office:value="80.3333333333333" calcext:value-type="float">
            <text:p>80.3333333333333</text:p>
          </table:table-cell>
          <table:table-cell office:value-type="float" office:value="12" calcext:value-type="float">
            <text:p>12</text:p>
          </table:table-cell>
          <table:table-cell table:formula="of:=([.D12]*[.E12])/1000" office:value-type="float" office:value="0.964" calcext:value-type="float">
            <text:p>0.964</text:p>
          </table:table-cell>
          <table:table-cell table:formula="of:=[.C12]*[.D12]" office:value-type="float" office:value="80.3333333333333" calcext:value-type="float">
            <text:p>80.3333333333333</text:p>
          </table:table-cell>
          <table:table-cell table:formula="of:=0.001*[.C12]*[.D12]*[.E12]" office:value-type="float" office:value="0.964" calcext:value-type="float">
            <text:p>0.964</text:p>
          </table:table-cell>
        </table:table-row>
        <table:table-row table:style-name="ro1">
          <table:table-cell table:number-columns-repeated="5"/>
          <table:table-cell table:formula="of:=([.D13]*[.E13])/1000" office:value-type="float" office:value="0" calcext:value-type="float">
            <text:p>0</text:p>
          </table:table-cell>
          <table:table-cell table:formula="of:=[.C13]*[.D13]" office:value-type="float" office:value="0" calcext:value-type="float">
            <text:p>0</text:p>
          </table:table-cell>
          <table:table-cell table:formula="of:=0.001*[.C13]*[.D13]*[.E1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([.D14]*[.E14])/1000" office:value-type="float" office:value="0" calcext:value-type="float">
            <text:p>0</text:p>
          </table:table-cell>
          <table:table-cell table:formula="of:=[.C14]*[.D14]" office:value-type="float" office:value="0" calcext:value-type="float">
            <text:p>0</text:p>
          </table:table-cell>
          <table:table-cell table:formula="of:=0.001*[.C14]*[.D14]*[.E1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15]*[.D15]" office:value-type="float" office:value="0" calcext:value-type="float">
            <text:p>0</text:p>
          </table:table-cell>
          <table:table-cell table:formula="of:=0.001*[.C15]*[.D15]*[.E1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3"/>
          <table:table-cell table:formula="of:=SUM([.F6:.F15])" office:value-type="float" office:value="1.3870075" calcext:value-type="float">
            <text:p>1.3870075</text:p>
          </table:table-cell>
          <table:table-cell table:formula="of:=SUM([.G6:.G15])" office:value-type="float" office:value="186.67" calcext:value-type="float">
            <text:p>186.67</text:p>
          </table:table-cell>
          <table:table-cell table:formula="of:=SUM([.H6:.H15])" office:value-type="float" office:value="1.4760075" calcext:value-type="float">
            <text:p>1.4760075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Generator charging ti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nerator Voltage (V)</text:p>
          </table:table-cell>
          <table:table-cell office:value-type="string" calcext:value-type="string">
            <text:p>Generator output current (mA)</text:p>
          </table:table-cell>
          <table:table-cell office:value-type="string" calcext:value-type="string">
            <text:p>Battery charge (mAh)</text:p>
          </table:table-cell>
          <table:table-cell office:value-type="string" calcext:value-type="string">
            <text:p>Battery voltage (V)</text:p>
          </table:table-cell>
          <table:table-cell office:value-type="string" calcext:value-type="string">
            <text:p>Charging time (min)</text:p>
          </table:table-cell>
          <table:table-cell office:value-type="string" calcext:value-type="string">
            <text:p>Discharging time without charge (h)</text:p>
          </table:table-cell>
          <table:table-cell office:value-type="string" calcext:value-type="string">
            <text:p>Overall discharge time (h)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float" office:value="3.7" calcext:value-type="float">
            <text:p>3.7</text:p>
          </table:table-cell>
          <table:table-cell table:formula="of:=60*[.D22]/[.C22]" office:value-type="float" office:value="250" calcext:value-type="float">
            <text:p>250</text:p>
          </table:table-cell>
          <table:table-cell table:formula="of:=[.D24]/[.H16]" office:value-type="float" office:value="1.25338116506861" calcext:value-type="float">
            <text:p>1.25338116506861</text:p>
          </table:table-cell>
          <table:table-cell table:formula="of:=[.D24]/([.H16]-[.C24])" office:value-type="float" office:value="51.3781851003261" calcext:value-type="float">
            <text:p>51.3781851003261</text:p>
          </table:table-cell>
        </table:table-row>
        <table:table-row table:style-name="ro1">
          <table:table-cell/>
          <table:table-cell office:value-type="string" calcext:value-type="string">
            <text:p>No. of Generators</text:p>
          </table:table-cell>
          <table:table-cell office:value-type="string" calcext:value-type="string">
            <text:p>Charging (Wh)</text:p>
          </table:table-cell>
          <table:table-cell office:value-type="string" calcext:value-type="string">
            <text:p>Charge (Wh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4]*0.001*[.B22]*[.C22]" office:value-type="float" office:value="1.44" calcext:value-type="float">
            <text:p>1.44</text:p>
          </table:table-cell>
          <table:table-cell table:formula="of:=0.001*[.D22]*[.E22]" office:value-type="float" office:value="1.85" calcext:value-type="float">
            <text:p>1.85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Wifi average consumption</text:p>
          </table:table-cell>
          <table:table-cell office:value-type="string" calcext:value-type="string">
            <text:p>Operational current (mA)</text:p>
          </table:table-cell>
          <table:table-cell office:value-type="string" calcext:value-type="string">
            <text:p>Operational time (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X</text:p>
          </table:table-cell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X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ten</text:p>
          </table:table-cell>
          <table:table-cell office:value-type="float" office:value="6" calcext:value-type="float">
            <text:p>6</text:p>
          </table:table-cell>
          <table:table-cell table:formula="of:=3600 - [.C32]" office:value-type="float" office:value="3590" calcext:value-type="float">
            <text:p>35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eep</text:p>
          </table:table-cell>
          <table:table-cell office:value-type="float" office:value="1" calcext:value-type="float">
            <text:p>1</text:p>
          </table:table-cell>
          <table:table-cell table:formula="of:=3600 - [.C31]" office:value-type="float" office:value="3540" calcext:value-type="float">
            <text:p>3540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Pum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</text:p>
          </table:table-cell>
          <table:table-cell office:value-type="float" office:value="120" calcext:value-type="float">
            <text:p>120</text:p>
          </table:table-cell>
          <table:table-cell table:formula="of:=[.A46]/[.A44]" office:value-type="float" office:value="0.666666666666667" calcext:value-type="float">
            <text:p>0.66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f</text:p>
          </table:table-cell>
          <table:table-cell office:value-type="float" office:value="1" calcext:value-type="float">
            <text:p>1</text:p>
          </table:table-cell>
          <table:table-cell table:formula="of:=1-[.A46]/[.A44]" office:value-type="float" office:value="0.333333333333333" calcext:value-type="float">
            <text:p>0.333333333333333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ump rate(l/min)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ator flow rate(l/min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1" loext:min-decimal-places="11" number:min-integer-digits="0" number:grouping="true"/>
    </number:number-style>
    <number:number-style style:name="N110">
      <number:number number:decimal-places="11" loext:min-decimal-places="11" number:min-integer-digits="4" number:grouping="true"/>
    </number:number-style>
    <number:number-style style:name="N111">
      <number:number number:decimal-places="11" loext:min-decimal-places="11" number:min-integer-digits="1" number:grouping="true"/>
    </number:number-style>
    <number:number-style style:name="N112">
      <number:number number:decimal-places="8" loext:min-decimal-places="8" number:min-integer-digits="1" number:grouping="true"/>
    </number:number-style>
    <number:number-style style:name="N113">
      <number:number number:decimal-places="6" loext:min-decimal-places="6" number:min-integer-digits="1" number:grouping="true"/>
    </number:number-style>
    <number:number-style style:name="N114">
      <number:number number:decimal-places="13" loext:min-decimal-places="13" number:min-integer-digits="1" number:grouping="true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1">00/00/0000</text:date>, <text:time style:data-style-name="N2" text:time-value="10:46:24.1376150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7T17:22:00.573149200</meta:creation-date>
    <dc:date>2022-09-21T21:04:11.857770212</dc:date>
    <meta:editing-duration>P2DT1H45M57S</meta:editing-duration>
    <meta:editing-cycles>7</meta:editing-cycles>
    <meta:generator>LibreOffice/6.4.7.2$Linux_X86_64 LibreOffice_project/40$Build-2</meta:generator>
    <meta:document-statistic meta:table-count="2" meta:cell-count="32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e8a202" draw:fill-color="#e8a202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line" chart:style-name="ch1">
        <chart:legend chart:legend-position="end" svg:x="11.605cm" svg:y="3.955cm" style:legend-expansion="high" chart:style-name="ch2"/>
        <chart:plot-area chart:style-name="ch3" table:cell-range-address="FluidMechanics.C19:FluidMechanics.D29" chart:data-source-has-labels="row" svg:x="0.319cm" svg:y="0.18cm" svg:width="10.967cm" svg:height="8.646cm">
          <chartooo:coordinate-region svg:x="0.755cm" svg:y="0.379cm" svg:width="10.344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luidMechanics.C20:FluidMechanics.C29" chart:label-cell-address="FluidMechanics.C19:FluidMechanics.C19" chart:class="chart:line">
            <chart:data-point chart:repeated="10"/>
          </chart:series>
          <chart:series chart:style-name="ch7" chart:values-cell-range-address="FluidMechanics.D20:FluidMechanics.D29" chart:label-cell-address="FluidMechanics.D19:FluidMechanics.D19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ight (m)</text:p>
                <draw:g>
                  <svg:desc>FluidMechanics.C19:FluidMechanics.C19</svg:desc>
                </draw:g>
              </table:table-cell>
              <table:table-cell office:value-type="string">
                <text:p>Volume Flow (l/min)</text:p>
                <draw:g>
                  <svg:desc>FluidMechanics.D19:FluidMechanics.D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85">
                <text:p>2.185</text:p>
                <draw:g>
                  <svg:desc>FluidMechanics.C20:FluidMechanics.C29</svg:desc>
                </draw:g>
              </table:table-cell>
              <table:table-cell office:value-type="float" office:value="6.68008945776759">
                <text:p>6.68008945776759</text:p>
                <draw:g>
                  <svg:desc>FluidMechanics.D20:FluidMechanics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55">
                <text:p>1.955</text:p>
              </table:table-cell>
              <table:table-cell office:value-type="float" office:value="6.31873204212856">
                <text:p>6.318732042128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25">
                <text:p>1.725</text:p>
              </table:table-cell>
              <table:table-cell office:value-type="float" office:value="5.93541524045846">
                <text:p>5.935415240458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95">
                <text:p>1.495</text:p>
              </table:table-cell>
              <table:table-cell office:value-type="float" office:value="5.52557087848044">
                <text:p>5.525570878480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65">
                <text:p>1.265</text:p>
              </table:table-cell>
              <table:table-cell office:value-type="float" office:value="5.08278594764284">
                <text:p>5.08278594764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35">
                <text:p>1.035</text:p>
              </table:table-cell>
              <table:table-cell office:value-type="float" office:value="4.59755287582427">
                <text:p>4.597552875824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05">
                <text:p>0.805</text:p>
              </table:table-cell>
              <table:table-cell office:value-type="float" office:value="4.05466051630028">
                <text:p>4.054660516300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5">
                <text:p>0.575</text:p>
              </table:table-cell>
              <table:table-cell office:value-type="float" office:value="3.4268135868309">
                <text:p>3.4268135868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5">
                <text:p>0.345</text:p>
              </table:table-cell>
              <table:table-cell office:value-type="float" office:value="2.65439839047068">
                <text:p>2.654398390470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5">
                <text:p>0.115</text:p>
              </table:table-cell>
              <table:table-cell office:value-type="float" office:value="1.53251762527476">
                <text:p>1.53251762527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line" chart:style-name="ch1">
        <chart:legend chart:legend-position="end" svg:x="12.134cm" svg:y="4.204cm" style:legend-expansion="high" chart:style-name="ch2"/>
        <chart:plot-area chart:style-name="ch3" table:cell-range-address="FluidMechanics.F19:FluidMechanics.F29" chart:data-source-has-labels="row" svg:x="0.319cm" svg:y="0.18cm" svg:width="11.496cm" svg:height="8.646cm">
          <chartooo:coordinate-region svg:x="0.755cm" svg:y="0.38cm" svg:width="10.87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luidMechanics.F20:FluidMechanics.F29" chart:label-cell-address="FluidMechanics.F19:FluidMechanics.F19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o drain (s)</text:p>
                <draw:g>
                  <svg:desc>FluidMechanics.F19:FluidMechanics.F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6764903364134">
                <text:p>1.16764903364134</text:p>
                <draw:g>
                  <svg:desc>FluidMechanics.F20:FluidMechanics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3442487321752">
                <text:p>1.234424873217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1414562991847">
                <text:p>1.31414562991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1161884835781">
                <text:p>1.41161884835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3459147804902">
                <text:p>1.534591478049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9655471305517">
                <text:p>1.69655471305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2371222415365">
                <text:p>1.92371222415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761669995634">
                <text:p>2.27616699956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3851896083199">
                <text:p>2.938518960831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0896641391655">
                <text:p>5.08966413916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